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1" style:family="table-row">
      <style:table-row-properties style:min-row-height="8.299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2.598cm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P1" style:family="paragraph" style:parent-style-name="Standard">
      <style:text-properties officeooo:paragraph-rsid="0008d03d"/>
    </style:style>
    <style:style style:name="P2" style:family="paragraph" style:parent-style-name="Standard">
      <style:text-properties officeooo:paragraph-rsid="000a8026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0f9c3" officeooo:paragraph-rsid="0010f9c3" style:font-weight-asian="bold" style:font-weight-complex="bold"/>
    </style:style>
    <style:style style:name="P5" style:family="paragraph" style:parent-style-name="Standard">
      <style:text-properties fo:font-weight="bold" officeooo:rsid="00127aa1" officeooo:paragraph-rsid="00127aa1" style:font-weight-asian="bold" style:font-weight-complex="bold"/>
    </style:style>
    <style:style style:name="P6" style:family="paragraph" style:parent-style-name="Standard">
      <style:text-properties fo:font-weight="bold" officeooo:rsid="00159d74" officeooo:paragraph-rsid="00159d74" style:font-weight-asian="bold" style:font-weight-complex="bold"/>
    </style:style>
    <style:style style:name="P7" style:family="paragraph" style:parent-style-name="Standard">
      <style:text-properties fo:font-weight="bold" officeooo:rsid="00159d74" officeooo:paragraph-rsid="0008d03d" style:font-weight-asian="bold" style:font-weight-complex="bold"/>
    </style:style>
    <style:style style:name="P8" style:family="paragraph" style:parent-style-name="Standard">
      <style:text-properties fo:font-weight="bold" officeooo:rsid="001ad448" officeooo:paragraph-rsid="001ad448" style:font-weight-asian="bold" style:font-weight-complex="bold"/>
    </style:style>
    <style:style style:name="P9" style:family="paragraph" style:parent-style-name="Standard">
      <style:text-properties fo:font-weight="bold" officeooo:rsid="0036d4f5" officeooo:paragraph-rsid="0038faf8" style:font-weight-asian="bold" style:font-weight-complex="bold"/>
    </style:style>
    <style:style style:name="P10" style:family="paragraph" style:parent-style-name="Standard">
      <style:text-properties fo:font-weight="bold" officeooo:rsid="0038faf8" officeooo:paragraph-rsid="0038faf8" style:font-weight-asian="bold" style:font-weight-complex="bold"/>
    </style:style>
    <style:style style:name="P11" style:family="paragraph" style:parent-style-name="Standard">
      <style:text-properties fo:font-weight="bold" officeooo:rsid="003e4683" officeooo:paragraph-rsid="003e4683" style:font-weight-asian="bold" style:font-weight-complex="bold"/>
    </style:style>
    <style:style style:name="P12" style:family="paragraph" style:parent-style-name="Standard">
      <style:text-properties fo:font-weight="bold" officeooo:rsid="003fbaf6" officeooo:paragraph-rsid="003fbaf6" style:font-weight-asian="bold" style:font-weight-complex="bold"/>
    </style:style>
    <style:style style:name="P13" style:family="paragraph" style:parent-style-name="Standard">
      <style:text-properties fo:font-weight="bold" officeooo:rsid="0044f629" officeooo:paragraph-rsid="0044f629" style:font-weight-asian="bold" style:font-weight-complex="bold"/>
    </style:style>
    <style:style style:name="P14" style:family="paragraph" style:parent-style-name="Standard">
      <style:text-properties fo:font-weight="bold" officeooo:rsid="0055f79e" officeooo:paragraph-rsid="0055f79e" style:font-weight-asian="bold" style:font-weight-complex="bold"/>
    </style:style>
    <style:style style:name="P15" style:family="paragraph" style:parent-style-name="Standard">
      <style:text-properties fo:font-weight="bold" officeooo:rsid="006237ca" officeooo:paragraph-rsid="006237ca" style:font-weight-asian="bold" style:font-weight-complex="bold"/>
    </style:style>
    <style:style style:name="P16" style:family="paragraph" style:parent-style-name="Standard">
      <style:text-properties fo:font-weight="bold" officeooo:rsid="006bda4f" officeooo:paragraph-rsid="006bda4f" style:font-weight-asian="bold" style:font-weight-complex="bold"/>
    </style:style>
    <style:style style:name="P17" style:family="paragraph" style:parent-style-name="Standard">
      <style:text-properties officeooo:paragraph-rsid="000b6512"/>
    </style:style>
    <style:style style:name="P18" style:family="paragraph" style:parent-style-name="Standard">
      <style:text-properties officeooo:rsid="000b6828" officeooo:paragraph-rsid="000b6828"/>
    </style:style>
    <style:style style:name="P19" style:family="paragraph" style:parent-style-name="Standard">
      <style:text-properties fo:font-size="10pt" officeooo:paragraph-rsid="0008d03d" style:font-size-asian="10pt" style:font-size-complex="10pt"/>
    </style:style>
    <style:style style:name="P20" style:family="paragraph" style:parent-style-name="Standard">
      <style:text-properties fo:font-size="10pt" officeooo:rsid="0014a985" officeooo:paragraph-rsid="0014a985" style:font-size-asian="10pt" style:font-size-complex="10pt"/>
    </style:style>
    <style:style style:name="P21" style:family="paragraph" style:parent-style-name="Standard">
      <style:text-properties fo:font-size="10pt" officeooo:rsid="001ad448" officeooo:paragraph-rsid="001ad448" style:font-size-asian="10pt" style:font-size-complex="10pt"/>
    </style:style>
    <style:style style:name="P22" style:family="paragraph" style:parent-style-name="Standard">
      <style:text-properties fo:font-size="10pt" officeooo:rsid="001e6edf" officeooo:paragraph-rsid="001e6edf" style:font-size-asian="10pt" style:font-size-complex="10pt"/>
    </style:style>
    <style:style style:name="P23" style:family="paragraph" style:parent-style-name="Standard">
      <style:text-properties fo:font-size="10pt" officeooo:rsid="00316eca" officeooo:paragraph-rsid="00316eca" style:font-size-asian="10pt" style:font-size-complex="10pt"/>
    </style:style>
    <style:style style:name="P24" style:family="paragraph" style:parent-style-name="Standard">
      <style:text-properties fo:font-size="10pt" officeooo:rsid="0045f329" officeooo:paragraph-rsid="0047bc13" style:font-size-asian="10pt" style:font-size-complex="10pt"/>
    </style:style>
    <style:style style:name="P25" style:family="paragraph" style:parent-style-name="Standard">
      <style:text-properties fo:font-size="10pt" fo:font-weight="normal" officeooo:rsid="000b6828" officeooo:paragraph-rsid="000b6828" style:font-size-asian="10pt" style:font-weight-asian="normal" style:font-size-complex="10pt" style:font-weight-complex="normal"/>
    </style:style>
    <style:style style:name="P26" style:family="paragraph" style:parent-style-name="Standard">
      <style:text-properties fo:font-size="10pt" fo:font-weight="bold" officeooo:rsid="0014a985" officeooo:paragraph-rsid="0014a985" style:font-size-asian="10pt" style:font-weight-asian="bold" style:font-size-complex="10pt" style:font-weight-complex="bold"/>
    </style:style>
    <style:style style:name="P27" style:family="paragraph" style:parent-style-name="Standard">
      <style:text-properties officeooo:rsid="000f00ed" officeooo:paragraph-rsid="000f00ed"/>
    </style:style>
    <style:style style:name="P28" style:family="paragraph" style:parent-style-name="Standard">
      <style:text-properties officeooo:rsid="0014a985" officeooo:paragraph-rsid="0014a985"/>
    </style:style>
    <style:style style:name="P29" style:family="paragraph" style:parent-style-name="Standard">
      <style:text-properties officeooo:rsid="001814d9" officeooo:paragraph-rsid="001814d9"/>
    </style:style>
    <style:style style:name="P30" style:family="paragraph" style:parent-style-name="Standard">
      <style:text-properties officeooo:paragraph-rsid="0012de4b"/>
    </style:style>
    <style:style style:name="P31" style:family="paragraph" style:parent-style-name="Standard">
      <style:text-properties officeooo:rsid="0018e7d7" officeooo:paragraph-rsid="0018e7d7"/>
    </style:style>
    <style:style style:name="P32" style:family="paragraph" style:parent-style-name="Standard">
      <style:text-properties officeooo:rsid="001ad448" officeooo:paragraph-rsid="001ad448"/>
    </style:style>
    <style:style style:name="P33" style:family="paragraph" style:parent-style-name="Standard">
      <style:text-properties officeooo:rsid="001e6edf" officeooo:paragraph-rsid="001e6edf"/>
    </style:style>
    <style:style style:name="P34" style:family="paragraph" style:parent-style-name="Standard">
      <style:text-properties officeooo:paragraph-rsid="001e6edf"/>
    </style:style>
    <style:style style:name="P35" style:family="paragraph" style:parent-style-name="Standard">
      <style:text-properties officeooo:rsid="00159d74" officeooo:paragraph-rsid="00159d74"/>
    </style:style>
    <style:style style:name="P36" style:family="paragraph" style:parent-style-name="Standard">
      <style:text-properties fo:font-size="12pt" officeooo:rsid="0020578f" officeooo:paragraph-rsid="0020578f" style:font-size-asian="10.5pt" style:font-size-complex="12pt"/>
    </style:style>
    <style:style style:name="P37" style:family="paragraph" style:parent-style-name="Standard">
      <style:text-properties fo:font-size="12pt" officeooo:rsid="00217336" officeooo:paragraph-rsid="00217336" style:font-size-asian="10.5pt" style:font-size-complex="12pt"/>
    </style:style>
    <style:style style:name="P38" style:family="paragraph" style:parent-style-name="Standard">
      <style:text-properties fo:font-size="12pt" officeooo:rsid="00289654" officeooo:paragraph-rsid="00289654" style:font-size-asian="10.5pt" style:font-size-complex="12pt"/>
    </style:style>
    <style:style style:name="P39" style:family="paragraph" style:parent-style-name="Standard">
      <style:text-properties fo:font-size="12pt" fo:font-weight="bold" officeooo:rsid="0020578f" officeooo:paragraph-rsid="0020578f" style:font-size-asian="10.5pt" style:font-weight-asian="bold" style:font-size-complex="12pt" style:font-weight-complex="bold"/>
    </style:style>
    <style:style style:name="P40" style:family="paragraph" style:parent-style-name="Standard">
      <style:text-properties fo:font-size="12pt" fo:font-weight="bold" officeooo:rsid="002233d9" officeooo:paragraph-rsid="002233d9" style:font-size-asian="10.5pt" style:font-weight-asian="bold" style:font-size-complex="12pt" style:font-weight-complex="bold"/>
    </style:style>
    <style:style style:name="P41" style:family="paragraph" style:parent-style-name="Standard">
      <style:text-properties fo:font-size="12pt" fo:font-weight="normal" officeooo:rsid="002233d9" officeooo:paragraph-rsid="002233d9" style:font-size-asian="10.5pt" style:font-weight-asian="normal" style:font-size-complex="12pt" style:font-weight-complex="normal"/>
    </style:style>
    <style:style style:name="P42" style:family="paragraph" style:parent-style-name="Standard">
      <style:text-properties officeooo:rsid="002daf81" officeooo:paragraph-rsid="002daf81"/>
    </style:style>
    <style:style style:name="P43" style:family="paragraph" style:parent-style-name="Standard">
      <style:text-properties style:text-underline-style="solid" style:text-underline-width="auto" style:text-underline-color="font-color" officeooo:rsid="002e06cd" officeooo:paragraph-rsid="002e06cd"/>
    </style:style>
    <style:style style:name="P44" style:family="paragraph" style:parent-style-name="Standard">
      <style:text-properties style:text-underline-style="solid" style:text-underline-width="auto" style:text-underline-color="font-color" officeooo:rsid="0030fb9a" officeooo:paragraph-rsid="0030fb9a"/>
    </style:style>
    <style:style style:name="P45" style:family="paragraph" style:parent-style-name="Standard">
      <style:text-properties style:text-underline-style="solid" style:text-underline-width="auto" style:text-underline-color="font-color" officeooo:rsid="00316eca" officeooo:paragraph-rsid="00316eca"/>
    </style:style>
    <style:style style:name="P46" style:family="paragraph" style:parent-style-name="Standard">
      <style:text-properties style:text-underline-style="solid" style:text-underline-width="auto" style:text-underline-color="font-color" officeooo:rsid="00320c68" officeooo:paragraph-rsid="00320c68"/>
    </style:style>
    <style:style style:name="P47" style:family="paragraph" style:parent-style-name="Standard">
      <style:text-properties style:text-underline-style="solid" style:text-underline-width="auto" style:text-underline-color="font-color" fo:font-weight="bold" officeooo:rsid="006f566c" officeooo:paragraph-rsid="006f566c" style:font-weight-asian="bold" style:font-weight-complex="bold"/>
    </style:style>
    <style:style style:name="P48" style:family="paragraph" style:parent-style-name="Standard">
      <style:text-properties style:text-underline-style="solid" style:text-underline-width="auto" style:text-underline-color="font-color" fo:font-weight="bold" officeooo:rsid="0061c63c" officeooo:paragraph-rsid="0061c63c" style:font-weight-asian="bold" style:font-weight-complex="bold"/>
    </style:style>
    <style:style style:name="P49" style:family="paragraph" style:parent-style-name="Standard">
      <style:text-properties officeooo:rsid="00323556" officeooo:paragraph-rsid="00323556"/>
    </style:style>
    <style:style style:name="P50" style:family="paragraph" style:parent-style-name="Standard">
      <style:text-properties officeooo:rsid="00334663" officeooo:paragraph-rsid="00334663"/>
    </style:style>
    <style:style style:name="P51" style:family="paragraph" style:parent-style-name="Standard">
      <style:paragraph-properties fo:text-align="center" style:justify-single-word="false"/>
      <style:text-properties fo:font-size="16pt" fo:font-weight="bold" officeooo:rsid="0035ecf6" officeooo:paragraph-rsid="0035ecf6" style:font-size-asian="14pt" style:font-weight-asian="bold" style:font-size-complex="16pt" style:font-weight-complex="bold"/>
    </style:style>
    <style:style style:name="P52" style:family="paragraph" style:parent-style-name="Standard">
      <style:paragraph-properties fo:text-align="center" style:justify-single-word="false"/>
      <style:text-properties fo:font-size="16pt" fo:font-weight="bold" officeooo:rsid="003d7b2e" officeooo:paragraph-rsid="00423cf1" style:font-size-asian="14pt" style:font-weight-asian="bold" style:font-size-complex="16pt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size="16pt" fo:font-weight="bold" officeooo:rsid="005a0518" officeooo:paragraph-rsid="005a0518" style:font-size-asian="14pt" style:font-weight-asian="bold" style:font-size-complex="16pt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size="16pt" fo:font-weight="bold" officeooo:rsid="007e7a4e" officeooo:paragraph-rsid="007e7a4e" style:font-size-asian="14pt" style:font-weight-asian="bold" style:font-size-complex="16pt" style:font-weight-complex="bold"/>
    </style:style>
    <style:style style:name="P55" style:family="paragraph" style:parent-style-name="Standard">
      <style:text-properties officeooo:rsid="0038faf8" officeooo:paragraph-rsid="0038faf8"/>
    </style:style>
    <style:style style:name="P56" style:family="paragraph" style:parent-style-name="Standard">
      <style:text-properties officeooo:paragraph-rsid="0038faf8"/>
    </style:style>
    <style:style style:name="P57" style:family="paragraph" style:parent-style-name="Standard">
      <style:text-properties officeooo:rsid="003d7b2e" officeooo:paragraph-rsid="003d7b2e"/>
    </style:style>
    <style:style style:name="P58" style:family="paragraph" style:parent-style-name="Standard">
      <style:text-properties officeooo:rsid="003e326b" officeooo:paragraph-rsid="003e326b"/>
    </style:style>
    <style:style style:name="P59" style:family="paragraph" style:parent-style-name="Standard">
      <style:text-properties officeooo:rsid="003e4683" officeooo:paragraph-rsid="003e4683"/>
    </style:style>
    <style:style style:name="P60" style:family="paragraph" style:parent-style-name="Standard">
      <style:text-properties officeooo:rsid="0045f329" officeooo:paragraph-rsid="0047bc13"/>
    </style:style>
    <style:style style:name="P61" style:family="paragraph" style:parent-style-name="Standard">
      <style:text-properties officeooo:paragraph-rsid="0047bc13"/>
    </style:style>
    <style:style style:name="P62" style:family="paragraph" style:parent-style-name="Standard">
      <style:text-properties officeooo:rsid="0055f79e" officeooo:paragraph-rsid="0055f79e"/>
    </style:style>
    <style:style style:name="P63" style:family="paragraph" style:parent-style-name="Standard">
      <style:text-properties officeooo:rsid="0056d21a" officeooo:paragraph-rsid="0056d21a"/>
    </style:style>
    <style:style style:name="P64" style:family="paragraph" style:parent-style-name="Standard">
      <style:text-properties fo:font-weight="normal" officeooo:paragraph-rsid="0056d21a" style:font-weight-asian="normal" style:font-weight-complex="normal"/>
    </style:style>
    <style:style style:name="P65" style:family="paragraph" style:parent-style-name="Standard">
      <style:text-properties fo:font-weight="normal" officeooo:paragraph-rsid="005ede47" style:font-weight-asian="normal" style:font-weight-complex="normal"/>
    </style:style>
    <style:style style:name="P66" style:family="paragraph" style:parent-style-name="Standard">
      <style:text-properties fo:font-weight="normal" officeooo:rsid="006237ca" officeooo:paragraph-rsid="006237ca" style:font-weight-asian="normal" style:font-weight-complex="normal"/>
    </style:style>
    <style:style style:name="P67" style:family="paragraph" style:parent-style-name="Standard">
      <style:text-properties officeooo:paragraph-rsid="0056d21a"/>
    </style:style>
    <style:style style:name="P68" style:family="paragraph" style:parent-style-name="Standard">
      <style:text-properties officeooo:paragraph-rsid="005ede47"/>
    </style:style>
    <style:style style:name="P69" style:family="paragraph" style:parent-style-name="Standard">
      <style:text-properties officeooo:rsid="00680cb7" officeooo:paragraph-rsid="00680cb7"/>
    </style:style>
    <style:style style:name="P70" style:family="paragraph" style:parent-style-name="Standard">
      <style:text-properties officeooo:paragraph-rsid="006d9bc6"/>
    </style:style>
    <style:style style:name="P71" style:family="paragraph" style:parent-style-name="Standard">
      <style:text-properties officeooo:rsid="00732718" officeooo:paragraph-rsid="00732718"/>
    </style:style>
    <style:style style:name="P72" style:family="paragraph" style:parent-style-name="Standard">
      <style:text-properties officeooo:rsid="00772612" officeooo:paragraph-rsid="00772612"/>
    </style:style>
    <style:style style:name="P73" style:family="paragraph" style:parent-style-name="Standard">
      <style:text-properties officeooo:paragraph-rsid="00772612"/>
    </style:style>
    <style:style style:name="P74" style:family="paragraph" style:parent-style-name="Standard">
      <style:text-properties officeooo:rsid="007cb4ad" officeooo:paragraph-rsid="007cb4ad"/>
    </style:style>
    <style:style style:name="P7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814d9" officeooo:paragraph-rsid="0008d03d"/>
    </style:style>
    <style:style style:name="P7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ize="12pt" officeooo:rsid="0020578f" officeooo:paragraph-rsid="0008d03d" style:font-size-asian="10.5pt" style:font-size-complex="12pt"/>
    </style:style>
    <style:style style:name="P7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323556" officeooo:paragraph-rsid="001e6edf"/>
    </style:style>
    <style:style style:name="P7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334663" officeooo:paragraph-rsid="0008d03d"/>
    </style:style>
    <style:style style:name="P7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3d7b2e" officeooo:paragraph-rsid="0038073d"/>
    </style:style>
    <style:style style:name="P8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5a0518" officeooo:paragraph-rsid="0056d21a"/>
    </style:style>
    <style:style style:name="P8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7e7a4e" officeooo:paragraph-rsid="0056d21a"/>
    </style:style>
    <style:style style:name="P8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7e7a4e" officeooo:paragraph-rsid="007e7a4e"/>
    </style:style>
    <style:style style:name="P83" style:family="paragraph" style:parent-style-name="Table_20_Contents">
      <style:text-properties officeooo:rsid="0038faf8" officeooo:paragraph-rsid="0038faf8"/>
    </style:style>
    <style:style style:name="P84" style:family="paragraph" style:parent-style-name="Table_20_Contents">
      <style:text-properties fo:font-weight="bold" style:font-weight-asian="bold" style:font-weight-complex="bold"/>
    </style:style>
    <style:style style:name="P85" style:family="paragraph" style:parent-style-name="Table_20_Contents">
      <style:text-properties fo:font-weight="bold" officeooo:rsid="0038faf8" officeooo:paragraph-rsid="0038faf8" style:font-weight-asian="bold" style:font-weight-complex="bold"/>
    </style:style>
    <style:style style:name="P86" style:family="paragraph" style:parent-style-name="Table_20_Contents">
      <style:text-properties fo:font-weight="bold" officeooo:rsid="004120b9" style:font-weight-asian="bold" style:font-weight-complex="bold"/>
    </style:style>
    <style:style style:name="P87" style:family="paragraph" style:parent-style-name="Table_20_Contents">
      <style:text-properties fo:font-weight="bold" officeooo:rsid="004120b9" officeooo:paragraph-rsid="00449f88" style:font-weight-asian="bold" style:font-weight-complex="bold"/>
    </style:style>
    <style:style style:name="P88" style:family="paragraph" style:parent-style-name="Table_20_Contents">
      <style:text-properties fo:font-weight="bold" officeooo:rsid="0047bc13" officeooo:paragraph-rsid="004ac15a" style:font-weight-asian="bold" style:font-weight-complex="bold"/>
    </style:style>
    <style:style style:name="P89" style:family="paragraph" style:parent-style-name="Table_20_Contents">
      <style:text-properties fo:font-weight="bold" officeooo:rsid="004d861d" officeooo:paragraph-rsid="00538c4c" style:font-weight-asian="bold" style:font-weight-complex="bold"/>
    </style:style>
    <style:style style:name="P90" style:family="paragraph" style:parent-style-name="Table_20_Contents">
      <style:text-properties fo:font-weight="bold" officeooo:rsid="004e3729" officeooo:paragraph-rsid="00538c4c" style:font-weight-asian="bold" style:font-weight-complex="bold"/>
    </style:style>
    <style:style style:name="P91" style:family="paragraph" style:parent-style-name="Table_20_Contents">
      <style:text-properties fo:font-weight="bold" officeooo:rsid="0055f79e" officeooo:paragraph-rsid="0055f79e" style:font-weight-asian="bold" style:font-weight-complex="bold"/>
    </style:style>
    <style:style style:name="P92" style:family="paragraph" style:parent-style-name="Table_20_Contents">
      <style:text-properties officeooo:rsid="0047bc13" officeooo:paragraph-rsid="004ac15a"/>
    </style:style>
    <style:style style:name="P93" style:family="paragraph" style:parent-style-name="Table_20_Contents">
      <style:text-properties officeooo:rsid="00494b2b" officeooo:paragraph-rsid="00494b2b"/>
    </style:style>
    <style:style style:name="P94" style:family="paragraph" style:parent-style-name="Table_20_Contents">
      <style:text-properties officeooo:rsid="00494b2b" officeooo:paragraph-rsid="004ac15a"/>
    </style:style>
    <style:style style:name="P95" style:family="paragraph" style:parent-style-name="Table_20_Contents">
      <style:text-properties officeooo:rsid="00494b2b" officeooo:paragraph-rsid="004d861d"/>
    </style:style>
    <style:style style:name="P96" style:family="paragraph" style:parent-style-name="Table_20_Contents">
      <style:text-properties fo:font-size="10pt" officeooo:rsid="00494b2b" officeooo:paragraph-rsid="004ac15a" style:font-size-asian="10pt" style:font-size-complex="10pt"/>
    </style:style>
    <style:style style:name="P97" style:family="paragraph" style:parent-style-name="Table_20_Contents">
      <style:text-properties fo:font-size="10pt" officeooo:rsid="0047bc13" officeooo:paragraph-rsid="004ac15a" style:font-size-asian="10pt" style:font-size-complex="10pt"/>
    </style:style>
    <style:style style:name="P98" style:family="paragraph" style:parent-style-name="Table_20_Contents">
      <style:text-properties officeooo:rsid="004bcc66" officeooo:paragraph-rsid="004bcc66"/>
    </style:style>
    <style:style style:name="P99" style:family="paragraph" style:parent-style-name="Table_20_Contents">
      <style:text-properties fo:font-weight="normal" officeooo:rsid="00520519" officeooo:paragraph-rsid="004d861d" style:font-weight-asian="normal" style:font-weight-complex="normal"/>
    </style:style>
    <style:style style:name="P100" style:family="paragraph" style:parent-style-name="Table_20_Contents">
      <style:text-properties fo:font-weight="normal" officeooo:rsid="004e3729" officeooo:paragraph-rsid="004e3729" style:font-weight-asian="normal" style:font-weight-complex="normal"/>
    </style:style>
    <style:style style:name="P101" style:family="paragraph" style:parent-style-name="Table_20_Contents">
      <style:text-properties fo:font-weight="normal" officeooo:rsid="004e3729" officeooo:paragraph-rsid="00538c4c" style:font-weight-asian="normal" style:font-weight-complex="normal"/>
    </style:style>
    <style:style style:name="P102" style:family="paragraph" style:parent-style-name="Standard">
      <style:text-properties fo:font-weight="bold" officeooo:rsid="0045f329" officeooo:paragraph-rsid="0047bc13" style:font-weight-asian="bold" style:font-weight-complex="bold"/>
    </style:style>
    <style:style style:name="P103" style:family="paragraph" style:parent-style-name="Standard">
      <style:text-properties fo:font-weight="bold" officeooo:rsid="007fa6f6" officeooo:paragraph-rsid="007fa6f6" style:font-weight-asian="bold" style:font-weight-complex="bold"/>
    </style:style>
    <style:style style:name="P104" style:family="paragraph" style:parent-style-name="Standard">
      <style:text-properties fo:font-weight="bold" officeooo:rsid="0082bd00" officeooo:paragraph-rsid="0082bd00" style:font-weight-asian="bold" style:font-weight-complex="bold"/>
    </style:style>
    <style:style style:name="P105" style:family="paragraph" style:parent-style-name="Standard">
      <style:text-properties fo:font-weight="bold" officeooo:paragraph-rsid="00880c91" style:font-weight-asian="bold" style:font-weight-complex="bold"/>
    </style:style>
    <style:style style:name="P106" style:family="paragraph" style:parent-style-name="Standard">
      <style:text-properties fo:font-weight="bold" officeooo:rsid="00880c91" officeooo:paragraph-rsid="00880c91" style:font-weight-asian="bold" style:font-weight-complex="bold"/>
    </style:style>
    <style:style style:name="P107" style:family="paragraph" style:parent-style-name="Standard">
      <style:text-properties fo:font-weight="bold" officeooo:paragraph-rsid="0008d03d" style:font-weight-asian="bold" style:font-weight-complex="bold"/>
    </style:style>
    <style:style style:name="P108" style:family="paragraph" style:parent-style-name="Standard">
      <style:text-properties fo:font-weight="bold" officeooo:rsid="008b06c3" officeooo:paragraph-rsid="008b06c3" style:font-weight-asian="bold" style:font-weight-complex="bold"/>
    </style:style>
    <style:style style:name="P109" style:family="paragraph" style:parent-style-name="Standard">
      <style:text-properties fo:font-weight="bold" officeooo:rsid="008bc71e" officeooo:paragraph-rsid="008bc71e" style:font-weight-asian="bold" style:font-weight-complex="bold"/>
    </style:style>
    <style:style style:name="P110" style:family="paragraph" style:parent-style-name="Standard">
      <style:text-properties fo:font-weight="bold" officeooo:paragraph-rsid="008bc71e" style:font-weight-asian="bold" style:font-weight-complex="bold"/>
    </style:style>
    <style:style style:name="P111" style:family="paragraph" style:parent-style-name="Standard">
      <style:text-properties fo:font-weight="bold" officeooo:rsid="008d0f4c" officeooo:paragraph-rsid="008d0f4c" style:font-weight-asian="bold" style:font-weight-complex="bold"/>
    </style:style>
    <style:style style:name="P112" style:family="paragraph" style:parent-style-name="Standard">
      <style:text-properties fo:font-weight="bold" officeooo:rsid="008fb679" officeooo:paragraph-rsid="008fb679" style:font-weight-asian="bold" style:font-weight-complex="bold"/>
    </style:style>
    <style:style style:name="P113" style:family="paragraph" style:parent-style-name="Standard">
      <style:text-properties fo:font-weight="normal" officeooo:rsid="006237ca" officeooo:paragraph-rsid="006237ca" style:font-weight-asian="normal" style:font-weight-complex="normal"/>
    </style:style>
    <style:style style:name="P114" style:family="paragraph" style:parent-style-name="Standard">
      <style:text-properties fo:font-weight="normal" officeooo:paragraph-rsid="0056d21a" style:font-weight-asian="normal" style:font-weight-complex="normal"/>
    </style:style>
    <style:style style:name="P115" style:family="paragraph" style:parent-style-name="Standard">
      <style:text-properties fo:font-weight="normal" officeooo:rsid="00833317" officeooo:paragraph-rsid="00833317" style:font-weight-asian="normal" style:font-weight-complex="normal"/>
    </style:style>
    <style:style style:name="P116" style:family="paragraph" style:parent-style-name="Standard">
      <style:text-properties fo:font-weight="normal" officeooo:rsid="008bc71e" officeooo:paragraph-rsid="008bc71e" style:font-weight-asian="normal" style:font-weight-complex="normal"/>
    </style:style>
    <style:style style:name="P117" style:family="paragraph" style:parent-style-name="Standard">
      <style:text-properties officeooo:paragraph-rsid="0056d21a"/>
    </style:style>
    <style:style style:name="P118" style:family="paragraph" style:parent-style-name="Standard">
      <style:text-properties style:text-underline-style="solid" style:text-underline-width="auto" style:text-underline-color="font-color" officeooo:rsid="007fa6f6" officeooo:paragraph-rsid="007fa6f6"/>
    </style:style>
    <style:style style:name="P119" style:family="paragraph" style:parent-style-name="Standard">
      <style:text-properties style:text-underline-style="solid" style:text-underline-width="auto" style:text-underline-color="font-color" officeooo:rsid="007fa6f6" officeooo:paragraph-rsid="00833317"/>
    </style:style>
    <style:style style:name="P120" style:family="paragraph" style:parent-style-name="Standard">
      <style:text-properties style:text-underline-style="solid" style:text-underline-width="auto" style:text-underline-color="font-color" officeooo:rsid="007fa6f6" officeooo:paragraph-rsid="0083fca0"/>
    </style:style>
    <style:style style:name="P121" style:family="paragraph" style:parent-style-name="Standard">
      <style:text-properties style:text-underline-style="solid" style:text-underline-width="auto" style:text-underline-color="font-color" officeooo:rsid="007fa6f6" officeooo:paragraph-rsid="00868b18"/>
    </style:style>
    <style:style style:name="P122" style:family="paragraph" style:parent-style-name="Standard">
      <style:text-properties style:text-underline-style="solid" style:text-underline-width="auto" style:text-underline-color="font-color" officeooo:rsid="007fa6f6" officeooo:paragraph-rsid="00880c91"/>
    </style:style>
    <style:style style:name="P123" style:family="paragraph" style:parent-style-name="Standard">
      <style:text-properties style:text-underline-style="solid" style:text-underline-width="auto" style:text-underline-color="font-color" officeooo:rsid="007fa6f6" officeooo:paragraph-rsid="008936a4"/>
    </style:style>
    <style:style style:name="P124" style:family="paragraph" style:parent-style-name="Standard">
      <style:text-properties style:text-underline-style="solid" style:text-underline-width="auto" style:text-underline-color="font-color" fo:font-weight="bold" officeooo:rsid="007fa6f6" officeooo:paragraph-rsid="008ff9f4" style:font-weight-asian="bold" style:font-weight-complex="bold"/>
    </style:style>
    <style:style style:name="P125" style:family="paragraph" style:parent-style-name="Standard">
      <style:text-properties officeooo:paragraph-rsid="0008d03d"/>
    </style:style>
    <style:style style:name="P126" style:family="paragraph" style:parent-style-name="Standard">
      <style:text-properties officeooo:paragraph-rsid="00833317"/>
    </style:style>
    <style:style style:name="P127" style:family="paragraph" style:parent-style-name="Standard">
      <style:text-properties officeooo:paragraph-rsid="0083fca0"/>
    </style:style>
    <style:style style:name="P128" style:family="paragraph" style:parent-style-name="Standard">
      <style:text-properties officeooo:rsid="0085490c" officeooo:paragraph-rsid="0085490c"/>
    </style:style>
    <style:style style:name="P129" style:family="paragraph" style:parent-style-name="Standard">
      <style:text-properties officeooo:paragraph-rsid="00868b18"/>
    </style:style>
    <style:style style:name="P130" style:family="paragraph" style:parent-style-name="Standard">
      <style:text-properties officeooo:paragraph-rsid="00880c91"/>
    </style:style>
    <style:style style:name="P131" style:family="paragraph" style:parent-style-name="Standard">
      <style:text-properties officeooo:paragraph-rsid="008936a4"/>
    </style:style>
    <style:style style:name="P132" style:family="paragraph" style:parent-style-name="Standard">
      <style:paragraph-properties fo:text-align="center" style:justify-single-word="false"/>
      <style:text-properties fo:font-size="16pt" fo:font-weight="bold" officeooo:rsid="008b06c3" officeooo:paragraph-rsid="008b06c3" style:font-size-asian="14pt" style:font-weight-asian="bold" style:font-size-complex="16pt" style:font-weight-complex="bold"/>
    </style:style>
    <style:style style:name="P133" style:family="paragraph" style:parent-style-name="Standard">
      <style:paragraph-properties fo:text-align="center" style:justify-single-word="false"/>
      <style:text-properties fo:font-size="16pt" fo:font-weight="bold" officeooo:rsid="008fb679" officeooo:paragraph-rsid="008fb679" style:font-size-asian="16pt" style:font-weight-asian="bold" style:font-size-complex="16pt" style:font-weight-complex="bold"/>
    </style:style>
    <style:style style:name="P13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weight="bold" officeooo:rsid="008b06c3" officeooo:paragraph-rsid="0008d03d" style:font-weight-asian="bold" style:font-weight-complex="bold"/>
    </style:style>
    <style:style style:name="P13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weight="bold" officeooo:rsid="008fb679" officeooo:paragraph-rsid="0008d03d" style:font-weight-asian="bold" style:font-weight-complex="bold"/>
    </style:style>
    <style:style style:name="P13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weight="bold" officeooo:rsid="008fb679" officeooo:paragraph-rsid="008fb679" style:font-weight-asian="bold" style:font-weight-complex="bold"/>
    </style:style>
    <style:style style:name="T1" style:family="text">
      <style:text-properties officeooo:rsid="000a487f"/>
    </style:style>
    <style:style style:name="T2" style:family="text">
      <style:text-properties officeooo:rsid="000b651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6512" style:font-weight-asian="bold" style:font-weight-complex="bold"/>
    </style:style>
    <style:style style:name="T5" style:family="text">
      <style:text-properties fo:font-weight="bold" officeooo:rsid="0012de4b" style:font-weight-asian="bold" style:font-weight-complex="bold"/>
    </style:style>
    <style:style style:name="T6" style:family="text">
      <style:text-properties fo:font-weight="bold" officeooo:rsid="001e6edf" style:font-weight-asian="bold" style:font-weight-complex="bold"/>
    </style:style>
    <style:style style:name="T7" style:family="text">
      <style:text-properties fo:font-weight="bold" officeooo:rsid="0045f329" style:font-weight-asian="bold" style:font-weight-complex="bold"/>
    </style:style>
    <style:style style:name="T8" style:family="text">
      <style:text-properties fo:font-weight="bold" officeooo:rsid="0047bc13" style:font-weight-asian="bold" style:font-weight-complex="bold"/>
    </style:style>
    <style:style style:name="T9" style:family="text">
      <style:text-properties fo:font-weight="bold" officeooo:rsid="0061c63c" style:font-weight-asian="bold" style:font-weight-complex="bold"/>
    </style:style>
    <style:style style:name="T10" style:family="text">
      <style:text-properties fo:font-weight="bold" officeooo:rsid="00868b18" style:font-weight-asian="bold" style:font-weight-complex="bold"/>
    </style:style>
    <style:style style:name="T11" style:family="text">
      <style:text-properties fo:font-weight="bold" fo:background-color="#fff200" loext:char-shading-value="0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0df5f3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officeooo:rsid="00166d01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normal" officeooo:rsid="0023f259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officeooo:rsid="0012de4b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3f259" style:font-weight-asian="normal" style:font-weight-complex="normal"/>
    </style:style>
    <style:style style:name="T23" style:family="text">
      <style:text-properties fo:font-weight="normal" officeooo:rsid="002644eb" style:font-weight-asian="normal" style:font-weight-complex="normal"/>
    </style:style>
    <style:style style:name="T24" style:family="text">
      <style:text-properties fo:font-weight="normal" officeooo:rsid="004d861d" style:font-weight-asian="normal" style:font-weight-complex="normal"/>
    </style:style>
    <style:style style:name="T25" style:family="text">
      <style:text-properties fo:font-weight="normal" officeooo:rsid="00520519" style:font-weight-asian="normal" style:font-weight-complex="normal"/>
    </style:style>
    <style:style style:name="T26" style:family="text">
      <style:text-properties fo:font-weight="normal" officeooo:rsid="00868b18" style:font-weight-asian="normal" style:font-weight-complex="normal"/>
    </style:style>
    <style:style style:name="T27" style:family="text">
      <style:text-properties fo:font-weight="normal" officeooo:rsid="00880c91" style:font-weight-asian="normal" style:font-weight-complex="normal"/>
    </style:style>
    <style:style style:name="T28" style:family="text">
      <style:text-properties fo:font-weight="normal" officeooo:rsid="008b06c3" style:font-weight-asian="normal" style:font-weight-complex="normal"/>
    </style:style>
    <style:style style:name="T29" style:family="text">
      <style:text-properties fo:font-weight="normal" officeooo:rsid="008d00e5" style:font-weight-asian="normal" style:font-weight-complex="normal"/>
    </style:style>
    <style:style style:name="T30" style:family="text">
      <style:text-properties fo:font-weight="normal" officeooo:rsid="008d0f4c" style:font-weight-asian="normal" style:font-weight-complex="normal"/>
    </style:style>
    <style:style style:name="T31" style:family="text">
      <style:text-properties fo:font-weight="normal" officeooo:rsid="008e6d9e" style:font-weight-asian="normal" style:font-weight-complex="normal"/>
    </style:style>
    <style:style style:name="T32" style:family="text">
      <style:text-properties style:text-underline-style="none" fo:font-weight="normal" officeooo:rsid="0023f259" style:font-weight-asian="normal" style:font-weight-complex="normal"/>
    </style:style>
    <style:style style:name="T33" style:family="text">
      <style:text-properties style:text-underline-style="none" fo:font-weight="normal" officeooo:rsid="0024b52f" style:font-weight-asian="normal" style:font-weight-complex="normal"/>
    </style:style>
    <style:style style:name="T34" style:family="text">
      <style:text-properties officeooo:rsid="002644eb"/>
    </style:style>
    <style:style style:name="T35" style:family="text">
      <style:text-properties officeooo:rsid="003e326b"/>
    </style:style>
    <style:style style:name="T36" style:family="text">
      <style:text-properties officeooo:rsid="004317af"/>
    </style:style>
    <style:style style:name="T37" style:family="text">
      <style:text-properties officeooo:rsid="004ac15a"/>
    </style:style>
    <style:style style:name="T38" style:family="text">
      <style:text-properties officeooo:rsid="0056bb25"/>
    </style:style>
    <style:style style:name="T39" style:family="text">
      <style:text-properties officeooo:rsid="005b88bb"/>
    </style:style>
    <style:style style:name="T40" style:family="text">
      <style:text-properties officeooo:rsid="0061c63c"/>
    </style:style>
    <style:style style:name="T41" style:family="text">
      <style:text-properties officeooo:rsid="006551e6"/>
    </style:style>
    <style:style style:name="T42" style:family="text">
      <style:text-properties officeooo:rsid="006a5436"/>
    </style:style>
    <style:style style:name="T43" style:family="text">
      <style:text-properties officeooo:rsid="006f8712"/>
    </style:style>
    <style:style style:name="T44" style:family="text">
      <style:text-properties officeooo:rsid="007390d7"/>
    </style:style>
    <style:style style:name="T45" style:family="text">
      <style:text-properties officeooo:rsid="0075c54a"/>
    </style:style>
    <style:style style:name="T46" style:family="text">
      <style:text-properties officeooo:rsid="0082bd00"/>
    </style:style>
    <style:style style:name="T47" style:family="text">
      <style:text-properties fo:background-color="#fff200" loext:char-shading-value="0"/>
    </style:style>
    <style:style style:name="T48" style:family="text">
      <style:text-properties officeooo:rsid="008b06c3"/>
    </style:style>
    <style:style style:name="T49" style:family="text">
      <style:text-properties officeooo:rsid="008d00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towardsdatascience.com/virtual-environments-104c62d48c54" text:style-name="Internet_20_link" text:visited-style-name="Visited_20_Internet_20_Link"><text:span text:style-name="T1">Virtual environment:</text:span></text:a><text:span text:style-name="T1"> <text:s text:c="6"/></text:span></text:p>
      <text:p text:style-name="P2"/>
      <text:p text:style-name="P2">A virtual environment is a Python tool for dependency management and project isolation. </text:p>
      <text:p text:style-name="P2"/>
      <text:p text:style-name="P2">They allow Python site packages (third party libraries) to be installed locally in an isolated directory for a particular project, as opposed to being installed globally (i.e. as part of a system-wide Python).</text:p>
      <text:p text:style-name="P1"/>
      <text:p text:style-name="P17"><text:span text:style-name="T4">How to install it: <text:s text:c="9"/></text:span><text:span text:style-name="T2">yum</text:span> install python3-virtualenv -y</text:p>
      <text:p text:style-name="P1"/>
      <text:p text:style-name="P18"><text:span text:style-name="T3">Create a new environment: <text:s/></text:span>Make sure that you are running it with a Python above version 3.3, <text:span text:style-name="T13">venv doesn’t work with versions below it.</text:span></text:p>
      <text:p text:style-name="P1"/>
      <text:p text:style-name="P1">[cloud_user@centos7 ~]$ <text:span text:style-name="T3">python3.7 -m venv new_virt</text:span></text:p>
      <text:p text:style-name="P1"/>
      <text:p text:style-name="P18">This is creating the folder (new environment) nev_virt in the current directory, <text:s/><text:span text:style-name="T12">/home/cloud_user/new_virt </text:span>in this example.</text:p>
      <text:p text:style-name="P18"/>
      <text:p text:style-name="P27">It creates the following directories by default:</text:p>
      <text:p text:style-name="P18"/>
      <text:p text:style-name="P25">[cloud_user@centos7 new_virt]$<text:span text:style-name="T3"> ls</text:span></text:p>
      <text:p text:style-name="P25">bin <text:s/>include <text:s/>lib <text:s/>lib64 <text:s/>pyvenv.cfg</text:p>
      <text:p text:style-name="P1"/>
      <text:p text:style-name="P4">How to activate the new environment:</text:p>
      <text:p text:style-name="P1"><text:span text:style-name="T14">[cloud_user@centos7 ~]$ </text:span><text:span text:style-name="T15">source new_virt/bin/activate</text:span></text:p>
      <text:p text:style-name="P19"><text:span text:style-name="T3">(new_virt) </text:span>[cloud_user@centos7 ~]$ </text:p>
      <text:p text:style-name="P1"/>
      <text:p text:style-name="P5">Deactivate it:</text:p>
      <text:p text:style-name="P1"><text:span text:style-name="T14">(new_virt) [cloud_user@centos7 ~]$ </text:span><text:span text:style-name="T15">deactivate </text:span></text:p>
      <text:p text:style-name="P19">[cloud_user@centos7 ~]$ </text:p>
      <text:p text:style-name="P76"/>
      <text:p text:style-name="P36"/>
      <text:p text:style-name="P39">Python interpreter:<text:span text:style-name="T21"> </text:span><text:span text:style-name="T23">There are two ways to use the interpreter, Interactive Mode and Script Mode.</text:span></text:p>
      <text:p text:style-name="P37"/>
      <text:p text:style-name="P38">When you run yum install python you are already installing the python interpreter.</text:p>
      <text:p text:style-name="P37"/>
      <text:p text:style-name="P40">Interactive <text:span text:style-name="T34">Mode</text:span>:<text:span text:style-name="T21"> Is REPL. </text:span><text:span text:style-name="T22">Type </text:span><text:span text:style-name="T18">python</text:span><text:span text:style-name="T32"> </text:span><text:span text:style-name="T33">and you will get the &gt;&gt;&gt;</text:span></text:p>
      <text:p text:style-name="P41"/>
      <text:p text:style-name="P37"/>
      <text:p text:style-name="P75"/>
      <text:p text:style-name="P29"/>
      <text:p text:style-name="P30"><text:span text:style-name="T5">Install Pip: </text:span><text:span text:style-name="T20">sudo yum install python3-pip</text:span></text:p>
      <text:p text:style-name="P1"/>
      <text:p text:style-name="P28"><text:span text:style-name="T17">Make sure that the python and pip versions are the same</text:span>, otherwise will install packages but for the wrong python version.</text:p>
      <text:p text:style-name="P28"/>
      <text:p text:style-name="P20">[cloud_user@centos7 ~]$ <text:span text:style-name="T3">python3.7 --version</text:span></text:p>
      <text:p text:style-name="P26">Python 3.7.3</text:p>
      <text:p text:style-name="P20">[cloud_user@centos7 ~]$ <text:span text:style-name="T3">pip --version</text:span></text:p>
      <text:p text:style-name="P20">pip 20.2.4 from /usr/local/lib/python3.7/site-packages/pip (<text:span text:style-name="T3">python 3.7</text:span>)</text:p>
      <text:p text:style-name="P7"/>
      <text:p text:style-name="P6">PIP:</text:p>
      <text:p text:style-name="P35">pip list → will give you a list of packages.</text:p>
      <text:p text:style-name="P1">pip search selinux <text:s/>→<text:span text:style-name="T16"> will check if is already installed and will tell you the last available version.</text:span></text:p>
      <text:p text:style-name="P1"><text:soft-page-break/></text:p>
      <text:p text:style-name="P3">Install / uninstall programs:</text:p>
      <text:p text:style-name="P1"/>
      <text:p text:style-name="P29">pip install selenium <text:s text:c="3"/>→ selenium is a package that allows the developer to control the browser.</text:p>
      <text:p text:style-name="P29">pip uninstall selenium</text:p>
      <text:p text:style-name="P29"/>
      <text:p text:style-name="P31">You can install it into a virtual environment, just get inside it and install selenium, or the package you want.</text:p>
      <text:p text:style-name="P1"/>
      <text:p text:style-name="P8">Upgrade PiP inside the virtual environment:</text:p>
      <text:p text:style-name="P32">If you try to install anything inside the venv you clould have this message after installing it:</text:p>
      <text:p text:style-name="P32"/>
      <text:p text:style-name="P21">You are using pip version 19.0.3, however version 20.3b1 is available.</text:p>
      <text:p text:style-name="P21">You should consider upgrading via the 'pip install --upgrade pip' command.</text:p>
      <text:p text:style-name="P1"/>
      <text:p text:style-name="P32">You will need to update pip like it says.</text:p>
      <text:p text:style-name="P1"/>
      <text:p text:style-name="P19">(new_virt) [root@centos7 ~]# <text:span text:style-name="T3">pip install --upgrade pip</text:span></text:p>
      <text:p text:style-name="P19">Collecting pip</text:p>
      <text:p text:style-name="P19"><text:s text:c="2"/>Using cached https://files.pythonhosted.org/packages/cb/28/91f26bd088ce8e22169032100d4260614fc3da435025ff389ef1d396a433/pip-20.2.4-py2.py3-none-any.whl</text:p>
      <text:p text:style-name="P19">Installing collected packages: pip</text:p>
      <text:p text:style-name="P19"><text:s text:c="2"/>Found existing installation: pip 19.0.3</text:p>
      <text:p text:style-name="P19"><text:s text:c="4"/>Uninstalling pip-19.0.3:</text:p>
      <text:p text:style-name="P19"><text:s text:c="6"/>Successfully uninstalled pip-19.0.3</text:p>
      <text:p text:style-name="P19">Successfully installed pip-20.2.4</text:p>
      <text:p text:style-name="P1"/>
      <text:p text:style-name="P34"><text:span text:style-name="T6">Pip Help: <text:s text:c="4"/></text:span>pip --help</text:p>
      <text:p text:style-name="P1"/>
      <text:p text:style-name="P33">You will see a list with the commands you can use with pip like:</text:p>
      <text:p text:style-name="P33"/>
      <text:p text:style-name="P33"><text:span text:style-name="T3">freeze</text:span>: <text:s/>Output installed packages in requirements format. Shows the packages you installed using PiP.</text:p>
      <text:p text:style-name="P33"/>
      <text:p text:style-name="P22">(new_virt) [root@centos7 ~]#<text:span text:style-name="T3"> pip freeze</text:span></text:p>
      <text:p text:style-name="P22">selenium==3.141.0</text:p>
      <text:p text:style-name="P22">urllib3==1.25.11</text:p>
      <text:p text:style-name="P33"/>
      <text:p text:style-name="P33">You can do a “backup” of these packages by doing: <text:s text:c="4"/><text:span text:style-name="T12"><text:s/>pip freeze &gt; requirements.txt </text:span></text:p>
      <text:p text:style-name="P33"/>
      <text:p text:style-name="P33">Then you can recover this backup and install the content of that file by doing: <text:s/></text:p>
      <text:p text:style-name="P33">pip install -f requirements.txt <text:s text:c="3"/></text:p>
      <text:p text:style-name="P77"/>
      <text:p text:style-name="P49"/>
      <text:p text:style-name="P42"><text:span text:style-name="T3">Dictionary:</text:span> Key value pair:</text:p>
      <text:p text:style-name="P42">dictionary = {'Name': 'Tom', 'Height': '6.2'}</text:p>
      <text:p text:style-name="P33"/>
      <text:p text:style-name="P43">Show the content of it:</text:p>
      <text:p text:style-name="P19">&gt;&gt;&gt; print(dictionary)</text:p>
      <text:p text:style-name="P19">{'Name': 'Tom', 'Height': '6.2'}</text:p>
      <text:p text:style-name="P1"/>
      <text:p text:style-name="P43">Show the value of the key ‘Name’</text:p>
      <text:p text:style-name="P19">&gt;&gt;&gt; print(dictionary['Name'])</text:p>
      <text:p text:style-name="P19">Tom</text:p>
      <text:p text:style-name="P43"><text:soft-page-break/>Show the value of the key ‘Height’</text:p>
      <text:p text:style-name="P19">&gt;&gt;&gt; print(dictionary['Height'])</text:p>
      <text:p text:style-name="P19">6.2</text:p>
      <text:p text:style-name="P1"/>
      <text:p text:style-name="P43">Change the value of the key ‘Height’</text:p>
      <text:p text:style-name="P19">&gt;&gt;&gt; dictionary['Height'] = 5.7</text:p>
      <text:p text:style-name="P19">&gt;&gt;&gt; print(dictionary['Height'])</text:p>
      <text:p text:style-name="P19">5.7</text:p>
      <text:p text:style-name="P1"/>
      <text:p text:style-name="P44">Delete a key value pair:</text:p>
      <text:p text:style-name="P19">&gt;&gt;&gt; del dictionary['Name']</text:p>
      <text:p text:style-name="P19">&gt;&gt;&gt; print(dictionary)</text:p>
      <text:p text:style-name="P19">{'Height': 5.7}</text:p>
      <text:p text:style-name="P1"/>
      <text:p text:style-name="P45">Clear all the content of the dictionary:</text:p>
      <text:p text:style-name="P23">&gt;&gt;&gt; dictionary.clear()</text:p>
      <text:p text:style-name="P23">&gt;&gt;&gt; print(dictionary)</text:p>
      <text:p text:style-name="P23">{}</text:p>
      <text:p text:style-name="P1"/>
      <text:p text:style-name="P46">Delete the dictionary:</text:p>
      <text:p text:style-name="P19">&gt;&gt;&gt; del dictionary</text:p>
      <text:p text:style-name="P19"/>
      <text:p text:style-name="P19">&gt;&gt;&gt; print(dictionary)</text:p>
      <text:p text:style-name="P19">Traceback (most recent call last):</text:p>
      <text:p text:style-name="P19"><text:s text:c="2"/>File "&lt;stdin&gt;", line 1, in &lt;module&gt;</text:p>
      <text:p text:style-name="P19">NameError: name 'dictionary' is not defined</text:p>
      <text:p text:style-name="P78"/>
      <text:p text:style-name="P50"/>
      <text:p text:style-name="P51">Assignment Operators:</text:p>
      <text:p text:style-name="P55"/>
      <text:p text:style-name="P55">If you want to operate with a variable you have to use the operator sig<text:span text:style-name="T39">n</text:span> plus the equal to add this value to the variable.</text:p>
      <text:p text:style-name="P55"/>
      <text:p text:style-name="P55">Without the equal sign you will be able to operate but the new value won’t be stored in the variable</text:p>
      <text:p text:style-name="P55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9">Create the variable and assign it 10</text:p>
            <text:p text:style-name="P56">&gt;&gt;&gt; var =10</text:p>
            <text:p text:style-name="P56">&gt;&gt;&gt; var</text:p>
            <text:p text:style-name="P56">10</text:p>
            <text:p text:style-name="P56"/>
            <text:p text:style-name="P9">Add 10 to the variable:</text:p>
            <text:p text:style-name="P56">&gt;&gt;&gt; var = var + 10</text:p>
            <text:p text:style-name="P56">&gt;&gt;&gt; var</text:p>
            <text:p text:style-name="P56">20</text:p>
            <text:p text:style-name="P56"/>
            <text:p text:style-name="P9">Add 10 more using +=</text:p>
            <text:p text:style-name="P56">&gt;&gt;&gt; var <text:span text:style-name="T21">+= </text:span>10</text:p>
            <text:p text:style-name="P56">&gt;&gt;&gt; var</text:p>
            <text:p text:style-name="P56">30</text:p>
            <text:p text:style-name="P56"/>
            <text:p text:style-name="P10">Add x10:</text:p>
            <text:p text:style-name="P56">&gt;&gt;&gt; var <text:span text:style-name="T3">*= </text:span>10</text:p>
            <text:p text:style-name="P56">&gt;&gt;&gt; var</text:p>
            <text:p text:style-name="P56">300</text:p>
          </table:table-cell>
          <table:table-cell office:value-type="string">
            <text:p text:style-name="P85">X10 to the variable:</text:p>
            <text:p text:style-name="P83">&gt;&gt;&gt; var * 10</text:p>
            <text:p text:style-name="P83">3000.0</text:p>
            <text:p text:style-name="P83"/>
            <text:p text:style-name="P85">The var value doesn’t change:</text:p>
            <text:p text:style-name="P83">&gt;&gt;&gt; var</text:p>
            <text:p text:style-name="P83">300.0</text:p>
          </table:table-cell>
        </table:table-row>
      </table:table>
      <text:p text:style-name="P79"><text:soft-page-break/></text:p>
      <text:p text:style-name="P57"/>
      <text:p text:style-name="P52">Bitwise Operators: <text:span text:style-name="T35">bin()</text:span></text:p>
      <text:p text:style-name="P1"/>
      <text:p text:style-name="P58"><text:a xlink:type="simple" xlink:href="https://www.tutorialspoint.com/python/bitwise_operators_example.htm" text:style-name="Internet_20_link" text:visited-style-name="Visited_20_Internet_20_Link">This is about binaries.</text:a> We will use the function <text:span text:style-name="T3">bin()</text:span></text:p>
      <text:p text:style-name="P1"/>
      <text:p text:style-name="P11">Create the varianbles a and b:</text:p>
      <text:p text:style-name="P1">&gt;&gt;&gt; a = 0b11110000</text:p>
      <text:p text:style-name="P1">&gt;&gt;&gt; b = 0b11001100</text:p>
      <text:p text:style-name="P1"/>
      <text:p text:style-name="P59">When the value of the variable starts with <text:span text:style-name="T3">0b</text:span> will be interpreted as a binary value.</text:p>
      <text:p text:style-name="P59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87">0, 1, 2 and 3 are in Decimal notation</text:p>
            <text:p text:style-name="Table_20_Contents"/>
            <text:p text:style-name="Table_20_Contents">&gt;&gt;&gt; c = 0b0</text:p>
            <text:p text:style-name="Table_20_Contents">&gt;&gt;&gt; c</text:p>
            <text:p text:style-name="P84">0</text:p>
            <text:p text:style-name="P84"/>
            <text:p text:style-name="Table_20_Contents">&gt;&gt;&gt; c = 0b1</text:p>
            <text:p text:style-name="Table_20_Contents">&gt;&gt;&gt; c</text:p>
            <text:p text:style-name="P84">1</text:p>
            <text:p text:style-name="Table_20_Contents"/>
            <text:p text:style-name="Table_20_Contents">&gt;&gt;&gt; c = 0b010</text:p>
            <text:p text:style-name="Table_20_Contents">&gt;&gt;&gt; c</text:p>
            <text:p text:style-name="P84">2</text:p>
            <text:p text:style-name="Table_20_Contents"/>
            <text:p text:style-name="Table_20_Contents">&gt;&gt;&gt; c = 0b011</text:p>
            <text:p text:style-name="Table_20_Contents">&gt;&gt;&gt; c</text:p>
            <text:p text:style-name="P84">3</text:p>
            <text:p text:style-name="P86"/>
          </table:table-cell>
          <table:table-cell office:value-type="string">
            <text:p text:style-name="P12">Now create new binary values for a and b:</text:p>
            <text:p text:style-name="P1">&gt;&gt;&gt; a = 0b11110000</text:p>
            <text:p text:style-name="P1">&gt;&gt;&gt; b = 0b11001100</text:p>
            <text:p text:style-name="P1"/>
            <text:p text:style-name="P12">Print <text:span text:style-name="T36">out</text:span> content <text:span text:style-name="T36">in binary notation</text:span>:</text:p>
            <text:p text:style-name="P1">&gt;&gt;&gt; print(bin(a))</text:p>
            <text:p text:style-name="P1">0b11110000</text:p>
            <text:p text:style-name="P1"/>
            <text:p text:style-name="P1">&gt;&gt;&gt; print(bin(b))</text:p>
            <text:p text:style-name="P1">0b11001100</text:p>
            <text:p text:style-name="P1"/>
            <text:p text:style-name="P13">Show both contents:</text:p>
            <text:p text:style-name="P1">&gt;&gt;&gt; print(bin(a) + "\n" + bin(b))</text:p>
            <text:p text:style-name="P1">0b11110000</text:p>
            <text:p text:style-name="P1">0b11001100</text:p>
          </table:table-cell>
        </table:table-row>
      </table:table>
      <text:p text:style-name="P59"/>
      <table:table table:name="Table3" table:style-name="Table3">
        <table:table-column table:style-name="Table3.A"/>
        <table:table-column table:style-name="Table3.B"/>
        <table:table-row table:style-name="Table3.1">
          <table:table-cell office:value-type="string">
            <text:p text:style-name="P68">&gt;&gt;&gt; a = 0b11110000</text:p>
            <text:p text:style-name="P65">&gt;&gt;&gt; b = 0b11001100</text:p>
            <text:p text:style-name="P102"/>
            <text:p text:style-name="P61"><text:span text:style-name="T7">Combining a and b </text:span><text:span text:style-name="T8">using AND:</text:span></text:p>
            <text:p text:style-name="P60">1 and 1 will produce 1</text:p>
            <text:p text:style-name="P60">0 and 1 or 0 and 0 will produce 0</text:p>
            <text:p text:style-name="P60"/>
            <text:p text:style-name="P61">&gt;&gt;&gt; bin(a&amp;b)</text:p>
            <text:p text:style-name="P61">'0b11000000'</text:p>
            <text:p text:style-name="P24"/>
            <text:p text:style-name="P88">Using OR:</text:p>
            <text:p text:style-name="P94">Only in the case that both are 0 will be 0</text:p>
            <text:p text:style-name="P96">The rest will became 1</text:p>
            <text:p text:style-name="P96"/>
            <text:p text:style-name="P92">&gt;&gt;&gt; bin(a|b)</text:p>
            <text:p text:style-name="P97">'0b11111100'</text:p>
          </table:table-cell>
          <table:table-cell office:value-type="string">
            <text:p text:style-name="P95"><text:span text:style-name="T3">Using XOR:</text:span><text:span text:style-name="T21"> </text:span><text:span text:style-name="T24">Caret sign </text:span><text:span text:style-name="T21">^</text:span></text:p>
            <text:p text:style-name="P94"><text:span text:style-name="T37">I</text:span>f both are ones <text:span text:style-name="T37">or zeroes </text:span>it will be a 0</text:p>
            <text:p text:style-name="P93"/>
            <text:p text:style-name="P93">&gt;&gt;&gt; bin(a^b)</text:p>
            <text:p text:style-name="P93">'0b111100'</text:p>
            <text:p text:style-name="P93"/>
            <text:p text:style-name="P98">Python skips the first 2 zeroes by default:</text:p>
            <text:p text:style-name="P98">0b111100</text:p>
            <text:p text:style-name="P98">0b00111100 are the same, will have the same Decimal notation value.</text:p>
            <text:p text:style-name="P98"/>
            <text:p text:style-name="P99"/>
            <text:p text:style-name="P100"/>
          </table:table-cell>
        </table:table-row>
      </table:table>
      <text:p text:style-name="P1"/>
      <text:p text:style-name="P89">Left and right shifts: &gt;&gt; , &lt;&lt;</text:p>
      <text:p text:style-name="P101">Zero’s on the left doesn’t change the value.</text:p>
      <text:p text:style-name="P101">Zero’s on the right changes de value:</text:p>
      <text:p text:style-name="P91"><text:soft-page-break/>Right shift: <text:span text:style-name="T38">Don’t change the value</text:span></text:p>
      <text:p text:style-name="P90"><text:span text:style-name="T21">&gt;&gt;&gt; print(bin(b) + "\n" + bin(b</text:span> &gt;&gt;<text:span text:style-name="T21"> 3) + "\n" + "0b</text:span>00<text:span text:style-name="T21">011001")</text:span></text:p>
      <text:p text:style-name="P101">0b11001100</text:p>
      <text:p text:style-name="P90"><text:span text:style-name="T21">0b11001 <text:s/>→</text:span><text:span text:style-name="T25"> this </text:span></text:p>
      <text:p text:style-name="P90"><text:span text:style-name="T21">0b00011001 →</text:span><text:span text:style-name="T25"> and this are the same</text:span></text:p>
      <text:p text:style-name="P1"/>
      <text:p text:style-name="P14">Left shift: <text:span text:style-name="T38">Change the value</text:span></text:p>
      <text:p text:style-name="P62">Zero’s at the end change the value:</text:p>
      <text:p text:style-name="P1">&gt;&gt;&gt; bin(a &lt;&lt; 2)</text:p>
      <text:p text:style-name="P1">'0b1111000000'</text:p>
      <text:p text:style-name="P1"/>
      <text:p text:style-name="P62">You can see that both have different Decimal notation:</text:p>
      <text:p text:style-name="P1">&gt;&gt;&gt; 0b1111000000</text:p>
      <text:p text:style-name="P1">960</text:p>
      <text:p text:style-name="P1">&gt;&gt;&gt; 0b11110000</text:p>
      <text:p text:style-name="P1">240</text:p>
      <text:p text:style-name="P1"/>
      <text:p text:style-name="P1"/>
      <text:p text:style-name="P63">I don’t understand the next part, will move to the next leson because I never saw no one working with binaries while doing sys admin scripts:</text:p>
      <table:table table:name="Table4" table:style-name="Table4">
        <table:table-column table:style-name="Table4.A"/>
        <table:table-column table:style-name="Table4.B"/>
        <table:table-row>
          <table:table-cell office:value-type="string">
            <text:p text:style-name="P63">&gt;&gt;&gt; bin(b)</text:p>
            <text:p text:style-name="P63">'0b11001100'</text:p>
            <text:p text:style-name="P67">&gt;&gt;&gt; b</text:p>
            <text:p text:style-name="P67">204</text:p>
            <text:p text:style-name="P67"/>
            <text:p text:style-name="P67">&gt;&gt;&gt; b &gt;&gt; 3</text:p>
            <text:p text:style-name="P67">25</text:p>
            <text:p text:style-name="P67">&gt;&gt;&gt; b</text:p>
            <text:p text:style-name="P67">204</text:p>
            <text:p text:style-name="P67">&gt;&gt;&gt; b &gt;&gt; 4</text:p>
            <text:p text:style-name="P67">12</text:p>
            <text:p text:style-name="P67">&gt;&gt;&gt; b &gt;&gt; 5</text:p>
            <text:p text:style-name="P67">6</text:p>
          </table:table-cell>
          <table:table-cell office:value-type="string">
            <text:p text:style-name="P64">&gt;&gt;&gt; b &lt;&lt; 5</text:p>
            <text:p text:style-name="P64">6528</text:p>
            <text:p text:style-name="P64"/>
            <text:p text:style-name="P64">&gt;&gt;&gt; b &lt;&lt; 50</text:p>
            <text:p text:style-name="P64">229683580995895296</text:p>
          </table:table-cell>
        </table:table-row>
      </table:table>
      <text:p text:style-name="P63"/>
      <text:p text:style-name="P63"/>
      <text:p text:style-name="P80"/>
      <text:p text:style-name="P53">Performing Logical Operations and Operator Precedence</text:p>
      <text:p text:style-name="P63"/>
      <text:p text:style-name="P74"><text:a xlink:type="simple" xlink:href="https://www.w3schools.com/python/python_operators.asp" text:style-name="Internet_20_link" text:visited-style-name="Visited_20_Internet_20_Link">Operators</text:a></text:p>
      <text:p text:style-name="P63"/>
      <text:p text:style-name="P48">Logical Operators:</text:p>
      <text:p text:style-name="P67">&gt;&gt;&gt; a = 2</text:p>
      <text:p text:style-name="P67">&gt;&gt;&gt; b = 3</text:p>
      <text:p text:style-name="P67">&gt;&gt;&gt; c = 5</text:p>
      <text:p text:style-name="P67"/>
      <text:p text:style-name="P15">OR: <text:span text:style-name="T21">If one is true the result will be true. If both are false the result will be false.</text:span></text:p>
      <text:p text:style-name="P66"/>
      <text:p text:style-name="P66">&gt;&gt;&gt; (a&lt;b) →<text:span text:style-name="T41"> </text:span>True</text:p>
      <text:p text:style-name="P66">&gt;&gt;&gt; (b&gt;c) →<text:span text:style-name="T41"> </text:span>False</text:p>
      <text:p text:style-name="P66"/>
      <text:p text:style-name="P67">&gt;&gt;&gt; (a&lt;b) or (b&gt;c) <text:s text:c="6"/>→<text:span text:style-name="T40"> Is A lower than B? True </text:span><text:span text:style-name="T9">OR</text:span><text:span text:style-name="T40"> Is B greater than C? False</text:span></text:p>
      <text:p text:style-name="P64">True</text:p>
      <text:p text:style-name="P69"><text:soft-page-break/><text:span text:style-name="T3">AND:</text:span> Will become true if only both of them are true</text:p>
      <text:p text:style-name="P67"/>
      <text:p text:style-name="P67">&gt;&gt;&gt; (a&lt;b) and (b<text:span text:style-name="T11">&gt;</text:span>c)</text:p>
      <text:p text:style-name="P67">False</text:p>
      <text:p text:style-name="P67"/>
      <text:p text:style-name="P67">&gt;&gt;&gt; (a&lt;b) and (b<text:span text:style-name="T11">&lt;</text:span>c) <text:s/>→<text:span text:style-name="T42"> A is lower than B, true. B is lower than C, true.</text:span></text:p>
      <text:p text:style-name="P67">True</text:p>
      <text:p text:style-name="P67"/>
      <text:p text:style-name="P67"/>
      <text:p text:style-name="P16">NOT:<text:span text:style-name="T21"> Reverses the logical state of what you get.</text:span></text:p>
      <text:p text:style-name="P70">&gt;&gt;&gt; not <text:span text:style-name="T11">(</text:span>(a&lt;b) and (b&lt;c)<text:span text:style-name="T11">)</text:span></text:p>
      <text:p text:style-name="P70">False</text:p>
      <text:p text:style-name="P67"/>
      <text:p text:style-name="P67"/>
      <text:p text:style-name="P47">Identit<text:span text:style-name="T43">y</text:span> Operators:</text:p>
      <text:p text:style-name="P67"><text:s/></text:p>
      <text:p text:style-name="P67">&gt;&gt;&gt; n1 = 3</text:p>
      <text:p text:style-name="P67">&gt;&gt;&gt; n2 = 3</text:p>
      <text:p text:style-name="P67">&gt;&gt;&gt; n3 = 4</text:p>
      <text:p text:style-name="P67"/>
      <text:p text:style-name="P67">&gt;&gt;&gt; n1 <text:span text:style-name="T11">is </text:span>n2</text:p>
      <text:p text:style-name="P67">True</text:p>
      <text:p text:style-name="P67"/>
      <text:p text:style-name="P67">&gt;&gt;&gt; n1 <text:span text:style-name="T11">is</text:span> n3</text:p>
      <text:p text:style-name="P67">False</text:p>
      <text:p text:style-name="P67"/>
      <text:p text:style-name="P67">&gt;&gt;&gt; n1 <text:span text:style-name="T11">is not</text:span> n3</text:p>
      <text:p text:style-name="P67">True</text:p>
      <text:p text:style-name="P67"/>
      <text:p text:style-name="P67"/>
      <text:p text:style-name="P71"><text:span text:style-name="T19">Membership Operators:</text:span><text:span text:style-name="T44"> <text:s/>Not often in use.</text:span></text:p>
      <text:p text:style-name="P67">&gt;&gt;&gt; list = [222, 4, 90, 242]</text:p>
      <text:p text:style-name="P67"/>
      <table:table table:name="Table5" table:style-name="Table5">
        <table:table-column table:style-name="Table5.A"/>
        <table:table-column table:style-name="Table5.B"/>
        <table:table-row table:style-name="Table5.1">
          <table:table-cell office:value-type="string">
            <text:p text:style-name="P73">&gt;&gt;&gt; a = 4 <text:s text:c="6"/>→<text:span text:style-name="T45"> I assign 4 to a</text:span></text:p>
            <text:p text:style-name="P73"/>
            <text:p text:style-name="P73">&gt;&gt;&gt; a in list <text:s text:c="5"/>→<text:span text:style-name="T45"> 4 is in the list, so it’s true</text:span></text:p>
            <text:p text:style-name="P73">True</text:p>
          </table:table-cell>
          <table:table-cell office:value-type="string">
            <text:p text:style-name="P72">This is the same than saying:</text:p>
            <text:p text:style-name="P72">&gt;&gt;&gt; 4 in list</text:p>
            <text:p text:style-name="P72">True</text:p>
          </table:table-cell>
        </table:table-row>
      </table:table>
      <text:p text:style-name="P67"/>
      <text:p text:style-name="P67">&gt;&gt;&gt; a <text:span text:style-name="T11">not in</text:span> list</text:p>
      <text:p text:style-name="P67">False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81"><text:soft-page-break/></text:p>
      <text:p text:style-name="P82"/>
      <text:p text:style-name="P54">Loops and Conditional Statements:</text:p>
      <text:p text:style-name="P67"/>
      <text:p text:style-name="Standard"/>
      <text:p text:style-name="P103">While <text:span text:style-name="T46">loop</text:span>:</text:p>
      <text:p text:style-name="P67"/>
      <text:p text:style-name="P67">count = 10</text:p>
      <text:p text:style-name="P67">while(count &gt; 0):</text:p>
      <text:p text:style-name="P67"><text:s text:c="4"/>print("." * count)</text:p>
      <text:p text:style-name="P67"><text:s text:c="4"/>count -= 1</text:p>
      <text:p text:style-name="P67"/>
      <text:p text:style-name="P118">Executed program:</text:p>
      <text:p text:style-name="P67">[cloud_user@centos8 myProject]$ <text:span text:style-name="T3">python loops.py </text:span></text:p>
      <text:p text:style-name="P67">..........</text:p>
      <text:p text:style-name="P67">.........</text:p>
      <text:p text:style-name="P67">........</text:p>
      <text:p text:style-name="P67">.......</text:p>
      <text:p text:style-name="P67">......</text:p>
      <text:p text:style-name="P67">.....</text:p>
      <text:p text:style-name="P67">....</text:p>
      <text:p text:style-name="P67">...</text:p>
      <text:p text:style-name="P67">..</text:p>
      <text:p text:style-name="P67">.</text:p>
      <text:p text:style-name="P67"/>
      <text:p text:style-name="P67"/>
      <text:p text:style-name="P104">For loop:</text:p>
      <text:p text:style-name="P1"/>
      <table:table table:name="Table6" table:style-name="Table6">
        <table:table-column table:style-name="Table6.A" table:number-columns-repeated="2"/>
        <table:table-row>
          <table:table-cell office:value-type="string">
            <text:p text:style-name="P126">for i in range(1,11):</text:p>
            <text:p text:style-name="P126"><text:s text:c="4"/>print("." * I)</text:p>
            <text:p text:style-name="P126"/>
            <text:p text:style-name="P119">Executed program:</text:p>
            <text:p text:style-name="P126">[cloud_user@centos8 myProject]$ <text:span text:style-name="T3">python loops.py </text:span></text:p>
            <text:p text:style-name="P126">.</text:p>
            <text:p text:style-name="P126">..</text:p>
            <text:p text:style-name="P126">...</text:p>
            <text:p text:style-name="P126">....</text:p>
            <text:p text:style-name="P126">.....</text:p>
            <text:p text:style-name="P126">......</text:p>
            <text:p text:style-name="P126">.......</text:p>
            <text:p text:style-name="P126">........</text:p>
            <text:p text:style-name="P126">.........</text:p>
            <text:p text:style-name="P126">..........</text:p>
          </table:table-cell>
          <table:table-cell office:value-type="string">
            <text:p text:style-name="Table_20_Contents">myStr = "test"</text:p>
            <text:p text:style-name="Table_20_Contents">for i in myStr:</text:p>
            <text:p text:style-name="Table_20_Contents"><text:s text:c="4"/>print(i)</text:p>
            <text:p text:style-name="Table_20_Contents"/>
            <text:p text:style-name="P119">Executed program:</text:p>
            <text:p text:style-name="P126">[cloud_user@centos8 myProject]$ <text:span text:style-name="T3">python loops.py </text:span></text:p>
            <text:p text:style-name="P115">t</text:p>
            <text:p text:style-name="P115">e</text:p>
            <text:p text:style-name="P115">s</text:p>
            <text:p text:style-name="P115">t</text:p>
            <text:p text:style-name="P115"/>
            <text:p text:style-name="P115"/>
            <text:p text:style-name="P115"/>
            <text:p text:style-name="P115"/>
            <text:p text:style-name="P115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myList = ["Hey There", "How is it going?", "More words","small talk"]</text:p>
      <text:p text:style-name="P1">for i in myList:</text:p>
      <text:p text:style-name="P1"><text:s text:c="4"/>print(i)</text:p>
      <text:p text:style-name="P1"/>
      <text:p text:style-name="P120">Executed program:</text:p>
      <text:p text:style-name="P127">[cloud_user@centos8 myProject]$ <text:span text:style-name="T3">python loops.py </text:span></text:p>
      <text:p text:style-name="P1">Hey There</text:p>
      <text:p text:style-name="P1">How is it going?</text:p>
      <text:p text:style-name="P1">More words</text:p>
      <text:p text:style-name="P1">small talk</text:p>
      <text:p text:style-name="P1"/>
      <text:p text:style-name="P1"/>
      <text:p text:style-name="P128">for i in range(1,10):</text:p>
      <text:p text:style-name="P128"><text:s text:c="4"/>if i == 8:</text:p>
      <text:p text:style-name="P128"><text:s text:c="8"/><text:span text:style-name="T3">break <text:s text:c="4"/></text:span><text:span text:style-name="T10">→</text:span><text:span text:style-name="T26"> will stop the program, in this example when reaches 8</text:span><text:span text:style-name="T10"> </text:span></text:p>
      <text:p text:style-name="P128"><text:s text:c="8"/>print("In If:", i)</text:p>
      <text:p text:style-name="P128"><text:s text:c="4"/>print(i)</text:p>
      <text:p text:style-name="P1"/>
      <text:p text:style-name="P121">Executed program:</text:p>
      <text:p text:style-name="P129">[cloud_user@centos8 myProject]$ <text:span text:style-name="T3">python loops.py </text:span></text:p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/>
      <text:p text:style-name="P1"/>
      <text:p text:style-name="P1">for i in range(1,10):</text:p>
      <text:p text:style-name="P1"><text:s text:c="4"/>if i == 8:</text:p>
      <text:p text:style-name="P130"><text:s text:c="8"/><text:span text:style-name="T3">continue <text:s text:c="2"/></text:span><text:span text:style-name="T10">→</text:span><text:span text:style-name="T26"> will </text:span><text:span text:style-name="T27">continue</text:span><text:span text:style-name="T26"> the program </text:span><text:span text:style-name="T27">skipping the 8</text:span></text:p>
      <text:p text:style-name="P1"><text:s text:c="8"/>print("In If:", i)</text:p>
      <text:p text:style-name="P1"><text:s text:c="4"/>print(i)</text:p>
      <text:p text:style-name="P1"/>
      <text:p text:style-name="P122">Executed program:</text:p>
      <text:p text:style-name="P130">[cloud_user@centos8 myProject]$ <text:span text:style-name="T3">python loops.py </text:span></text:p>
      <text:p text:style-name="P130">1</text:p>
      <text:p text:style-name="P130">2</text:p>
      <text:p text:style-name="P130">3</text:p>
      <text:p text:style-name="P130">4</text:p>
      <text:p text:style-name="P130">5</text:p>
      <text:p text:style-name="P130">6</text:p>
      <text:p text:style-name="P105">7</text:p>
      <text:p text:style-name="P106">9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for i in range(1,10):</text:p>
      <text:p text:style-name="P1"><text:s text:c="4"/>if i<text:span text:style-name="T47"> &lt; </text:span>8:</text:p>
      <text:p text:style-name="P1"><text:s text:c="7"/><text:span text:style-name="T3"><text:s/>pass</text:span></text:p>
      <text:p text:style-name="P1"><text:s text:c="8"/>print("In If:", i)</text:p>
      <text:p text:style-name="P1"><text:s text:c="4"/>print(i)</text:p>
      <text:p text:style-name="P1"/>
      <text:p text:style-name="P1"/>
      <text:p text:style-name="P123">Executed program:</text:p>
      <text:p text:style-name="P131">[cloud_user@centos8 myProject]$ <text:span text:style-name="T3">python loops.py </text:span></text:p>
      <text:p text:style-name="P1">In If: 1</text:p>
      <text:p text:style-name="P1">1</text:p>
      <text:p text:style-name="P1">In If: 2</text:p>
      <text:p text:style-name="P1">2</text:p>
      <text:p text:style-name="P1">In If: 3</text:p>
      <text:p text:style-name="P1">3</text:p>
      <text:p text:style-name="P1">In If: 4</text:p>
      <text:p text:style-name="P1">4</text:p>
      <text:p text:style-name="P1">In If: 5</text:p>
      <text:p text:style-name="P1">5</text:p>
      <text:p text:style-name="P1">In If: 6</text:p>
      <text:p text:style-name="P1">6</text:p>
      <text:p text:style-name="P1">In If: 7</text:p>
      <text:p text:style-name="P1">7</text:p>
      <text:p text:style-name="P1">8</text:p>
      <text:p text:style-name="P1">9</text:p>
      <text:p text:style-name="P1"/>
      <text:p text:style-name="P1"/>
      <text:p text:style-name="P1">for i in range(0,10):</text:p>
      <text:p text:style-name="P107"><text:s text:c="4"/>pass<text:span text:style-name="T21"> <text:s text:c="2"/>→</text:span><text:span text:style-name="T28"> placeholder, let’s you to run the code without giving error. Used when you still have to <text:tab/><text:tab/>write that chunk of code</text:span></text:p>
      <text:p text:style-name="P107"><text:span text:style-name="T28"/></text:p>
      <text:p text:style-name="P134"><text:span text:style-name="T21"/></text:p>
      <text:p text:style-name="P108"><text:span text:style-name="T21"/></text:p>
      <text:p text:style-name="P132">Workflow Control Statement:</text:p>
      <text:p text:style-name="P107"><text:span text:style-name="T28"/></text:p>
      <text:p text:style-name="P109"><text:span text:style-name="T48">B</text:span>reak: <text:span text:style-name="T29">When the iteraction reaches the value it stops the program.</text:span></text:p>
      <text:p text:style-name="P109"><text:span text:style-name="T29">for i in range(0,10):</text:span></text:p>
      <text:p text:style-name="P109"><text:span text:style-name="T29"><text:s text:c="4"/>if i ==</text:span><text:span text:style-name="T49"> 8:</text:span></text:p>
      <text:p text:style-name="P109"><text:span text:style-name="T29"><text:s text:c="8"/></text:span><text:span text:style-name="T49">break</text:span></text:p>
      <text:p text:style-name="P109"><text:span text:style-name="T29"><text:s text:c="8"/>print("In IF:", i)</text:span></text:p>
      <text:p text:style-name="P109"><text:span text:style-name="T29"><text:s text:c="4"/>print(i)</text:span></text:p>
      <text:p text:style-name="P109"><text:span text:style-name="T29"/></text:p>
      <text:p text:style-name="P116">[cloud_user@centos8 myProject]$ <text:span text:style-name="T3">python loops.py </text:span></text:p>
      <text:p text:style-name="P116">0</text:p>
      <text:p text:style-name="P116">1</text:p>
      <text:p text:style-name="P116">2</text:p>
      <text:p text:style-name="P116">3</text:p>
      <text:p text:style-name="P116">4</text:p>
      <text:p text:style-name="P116">5</text:p>
      <text:p text:style-name="P116">6</text:p>
      <text:p text:style-name="P116">7</text:p>
      <text:p text:style-name="P109"/>
      <text:p text:style-name="P109"><text:soft-page-break/><text:span text:style-name="T48">C</text:span>ontinue:<text:span text:style-name="T21"> </text:span><text:span text:style-name="T30">When the iteration meets the condition it skips it and moves to the next one till the end of the program.</text:span></text:p>
      <text:p text:style-name="P110"><text:span text:style-name="T28"/></text:p>
      <text:p text:style-name="P107"><text:span text:style-name="T28">for i in range(0,10):</text:span></text:p>
      <text:p text:style-name="P107"><text:span text:style-name="T28"><text:s text:c="4"/>if i </text:span><text:span text:style-name="T48">== 8:</text:span></text:p>
      <text:p text:style-name="P107"><text:span text:style-name="T28"><text:s text:c="8"/></text:span><text:span text:style-name="T48">continue</text:span></text:p>
      <text:p text:style-name="P107"><text:span text:style-name="T28"><text:s text:c="8"/>print("In IF:", i)</text:span></text:p>
      <text:p text:style-name="P107"><text:span text:style-name="T28"><text:s text:c="4"/>print(i)</text:span></text:p>
      <text:p text:style-name="P107"><text:span text:style-name="T28"/></text:p>
      <text:p text:style-name="P107"><text:span text:style-name="T28">[cloud_user@centos8 myProject]$ </text:span><text:span text:style-name="T48">python loops.py </text:span></text:p>
      <text:p text:style-name="P107"><text:span text:style-name="T28">0</text:span></text:p>
      <text:p text:style-name="P107"><text:span text:style-name="T28">1</text:span></text:p>
      <text:p text:style-name="P107"><text:span text:style-name="T28">2</text:span></text:p>
      <text:p text:style-name="P107"><text:span text:style-name="T28">3</text:span></text:p>
      <text:p text:style-name="P107"><text:span text:style-name="T28">4</text:span></text:p>
      <text:p text:style-name="P107"><text:span text:style-name="T28">5</text:span></text:p>
      <text:p text:style-name="P107"><text:span text:style-name="T28">6</text:span></text:p>
      <text:p text:style-name="P107"><text:span text:style-name="T48">7</text:span></text:p>
      <text:p text:style-name="P107"><text:span text:style-name="T48">9</text:span></text:p>
      <text:p text:style-name="P107"><text:span text:style-name="T28"/></text:p>
      <text:p text:style-name="P107"><text:span text:style-name="T28"/></text:p>
      <text:p text:style-name="P111"><text:span text:style-name="T48">P</text:span>ass:<text:span text:style-name="T21"> </text:span><text:span text:style-name="T31">If you still have to write the code for that part and you need it to not to give error, you use pass.</text:span></text:p>
      <text:p text:style-name="P111"><text:span text:style-name="T31"/></text:p>
      <text:p text:style-name="P111"><text:span text:style-name="T21">for i in range(0,10):</text:span></text:p>
      <text:p text:style-name="P111"><text:span text:style-name="T21"><text:s text:c="4"/>if i &lt; 8:</text:span></text:p>
      <text:p text:style-name="P111"><text:span text:style-name="T21"><text:s text:c="8"/>pass</text:span></text:p>
      <text:p text:style-name="P111"><text:span text:style-name="T21"><text:s text:c="8"/>print("In IF:", i)</text:span></text:p>
      <text:p text:style-name="P111"><text:span text:style-name="T21"><text:s text:c="4"/>print(i)</text:span></text:p>
      <text:p text:style-name="P111"><text:span text:style-name="T21"/></text:p>
      <text:p text:style-name="P111"><text:span text:style-name="T21"/></text:p>
      <text:p text:style-name="P111"><text:span text:style-name="T21">[cloud_user@centos8 myProject]$ </text:span>python loops.py </text:p>
      <text:p text:style-name="P111"><text:span text:style-name="T21">In IF: 0</text:span></text:p>
      <text:p text:style-name="P111"><text:span text:style-name="T21">0</text:span></text:p>
      <text:p text:style-name="P111"><text:span text:style-name="T21">In IF: 1</text:span></text:p>
      <text:p text:style-name="P111"><text:span text:style-name="T21">1</text:span></text:p>
      <text:p text:style-name="P111"><text:span text:style-name="T21">In IF: 2</text:span></text:p>
      <text:p text:style-name="P111"><text:span text:style-name="T21">2</text:span></text:p>
      <text:p text:style-name="P111"><text:span text:style-name="T21">In IF: 3</text:span></text:p>
      <text:p text:style-name="P111"><text:span text:style-name="T21">3</text:span></text:p>
      <text:p text:style-name="P111"><text:span text:style-name="T21">In IF: 4</text:span></text:p>
      <text:p text:style-name="P111"><text:span text:style-name="T21">4</text:span></text:p>
      <text:p text:style-name="P111"><text:span text:style-name="T21">In IF: 5</text:span></text:p>
      <text:p text:style-name="P111"><text:span text:style-name="T21">5</text:span></text:p>
      <text:p text:style-name="P111"><text:span text:style-name="T21">In IF: 6</text:span></text:p>
      <text:p text:style-name="P111"><text:span text:style-name="T21">6</text:span></text:p>
      <text:p text:style-name="P111"><text:span text:style-name="T21">In IF: 7</text:span></text:p>
      <text:p text:style-name="P111"><text:span text:style-name="T21">7</text:span></text:p>
      <text:p text:style-name="P111"><text:span text:style-name="T21">8</text:span></text:p>
      <text:p text:style-name="P111"><text:span text:style-name="T21">9</text:span></text:p>
      <text:p text:style-name="P107"><text:span text:style-name="T28"/></text:p>
      <text:p text:style-name="P107"><text:span text:style-name="T28"/></text:p>
      <text:p text:style-name="P135"><text:soft-page-break/><text:span text:style-name="T21"/></text:p>
      <text:p text:style-name="P136"><text:span text:style-name="T21"/></text:p>
      <text:p text:style-name="P112"><text:span text:style-name="T21"/></text:p>
      <text:p text:style-name="P133">Nesting Loops:</text:p>
      <text:p text:style-name="P107"><text:span text:style-name="T28"/></text:p>
      <text:p text:style-name="P107"><text:span text:style-name="T28"/></text:p>
      <text:p text:style-name="P107"><text:span text:style-name="T28"/></text:p>
      <text:p text:style-name="P107"><text:span text:style-name="T28"/></text:p>
      <text:p text:style-name="P107"><text:span text:style-name="T28"/></text:p>
      <text:p text:style-name="P107"><text:span text:style-name="T28">length = 10</text:span></text:p>
      <text:p text:style-name="P107"><text:span text:style-name="T28">astr = "*"</text:span></text:p>
      <text:p text:style-name="P107"><text:span text:style-name="T28">for i in range(length):</text:span></text:p>
      <text:p text:style-name="P107"><text:span text:style-name="T28"><text:s text:c="4"/>for j in range(length-i):</text:span></text:p>
      <text:p text:style-name="P107"><text:span text:style-name="T28"><text:s text:c="8"/>print(" ", end='')</text:span></text:p>
      <text:p text:style-name="P107"><text:span text:style-name="T28"><text:s text:c="4"/>print(astr)</text:span></text:p>
      <text:p text:style-name="P107"><text:span text:style-name="T28"><text:s text:c="4"/>astr += "**"</text:span></text:p>
      <text:p text:style-name="P107"><text:span text:style-name="T28"/></text:p>
      <text:p text:style-name="P124"><text:span text:style-name="T28">Executed program:</text:span></text:p>
      <text:p text:style-name="P107"><text:span text:style-name="T28"/></text:p>
      <text:p text:style-name="P107"><text:span text:style-name="T28">[cloud_user@centos8 myProject]$ </text:span><text:span text:style-name="T48">python nesting.py </text:span></text:p>
      <text:p text:style-name="P107"><text:span text:style-name="T28"><text:s text:c="10"/>*</text:span></text:p>
      <text:p text:style-name="P107"><text:span text:style-name="T28"><text:s text:c="9"/>***</text:span></text:p>
      <text:p text:style-name="P107"><text:span text:style-name="T28"><text:s text:c="8"/>*****</text:span></text:p>
      <text:p text:style-name="P107"><text:span text:style-name="T28"><text:s text:c="7"/>*******</text:span></text:p>
      <text:p text:style-name="P107"><text:span text:style-name="T28"><text:s text:c="6"/>*********</text:span></text:p>
      <text:p text:style-name="P107"><text:span text:style-name="T28"><text:s text:c="5"/>***********</text:span></text:p>
      <text:p text:style-name="P107"><text:span text:style-name="T28"><text:s text:c="4"/>*************</text:span></text:p>
      <text:p text:style-name="P107"><text:span text:style-name="T28"><text:s text:c="3"/>***************</text:span></text:p>
      <text:p text:style-name="P107"><text:span text:style-name="T28"><text:s text:c="2"/>*****************</text:span></text:p>
      <text:p text:style-name="P107"><text:span text:style-name="T28"><text:s/>*******************</text:span></text:p>
      <text:p text:style-name="P107"><text:span text:style-name="T28"/></text:p>
      <text:p text:style-name="P107"><text:span text:style-name="T28"><text:s/></text:span></text:p>
      <text:p text:style-name="P107"><text:span text:style-name="T28"/></text:p>
      <text:p text:style-name="P107"><text:span text:style-name="T28"/></text:p>
      <text:p text:style-name="P107"><text:span text:style-name="T28"/></text:p>
      <text:p text:style-name="P107"><text:span text:style-name="T28"/></text:p>
      <text:p text:style-name="P107"><text:span text:style-name="T28"/></text:p>
      <text:p text:style-name="P107"><text:span text:style-name="T28"/></text:p>
      <text:p text:style-name="P107"><text:span text:style-name="T28"/></text:p>
      <text:p text:style-name="P107"><text:span text:style-name="T28"/></text:p>
      <text:p text:style-name="P107"><text:span text:style-name="T28"/></text:p>
      <text:p text:style-name="P107"><text:span text:style-name="T28"/></text:p>
      <text:p text:style-name="P107"><text:span text:style-name="T28"/></text:p>
      <text:p text:style-name="P107"><text:span text:style-name="T28"/></text:p>
      <text:p text:style-name="P107"><text:span text:style-name="T28"/></text:p>
      <text:p text:style-name="P107"><text:span text:style-name="T28"/></text:p>
      <text:p text:style-name="P107"><text:span text:style-name="T28"/></text:p>
      <text:p text:style-name="P107"><text:span text:style-name="T2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3T21:11:35.516171484</meta:creation-date>
    <meta:generator>LibreOffice/6.0.7.3$Linux_X86_64 LibreOffice_project/00m0$Build-3</meta:generator>
    <dc:date>2020-12-22T11:08:09.491515254</dc:date>
    <meta:editing-duration>PT7H22M30S</meta:editing-duration>
    <meta:editing-cycles>118</meta:editing-cycles>
    <meta:document-statistic meta:table-count="6" meta:image-count="0" meta:object-count="0" meta:page-count="11" meta:paragraph-count="415" meta:word-count="1683" meta:character-count="9677" meta:non-whitespace-character-count="8061"/>
  </office:meta>
</office:document-meta>
</file>